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02cm" fo:margin-top="0cm" fo:margin-bottom="0.199cm" table:align="margins"/>
    </style:style>
    <style:style style:name="Table1.A" style:family="table-column">
      <style:table-column-properties style:column-width="2.602cm" style:rel-column-width="6553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fo:font-size="5pt" officeooo:rsid="0011a730" officeooo:paragraph-rsid="003f0932" style:font-size-asian="5pt" style:font-size-complex="5pt"/>
    </style:style>
    <style:style style:name="P3" style:family="paragraph" style:parent-style-name="Standard">
      <style:text-properties officeooo:paragraph-rsid="00395027"/>
    </style:style>
    <style:style style:name="P4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o" fo:font-size="6pt" officeooo:rsid="0011a730" officeooo:paragraph-rsid="003f0932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Lato" fo:font-size="5pt" officeooo:paragraph-rsid="003f0932" style:font-size-asian="5pt" style:font-size-complex="5pt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30144a" style:font-size-asian="3pt" style:font-size-complex="3pt"/>
    </style:style>
    <style:style style:name="T4" style:family="text">
      <style:text-properties fo:font-size="3pt" officeooo:rsid="0011a730" style:font-size-asian="3pt" style:font-size-complex="3pt"/>
    </style:style>
    <style:style style:name="T5" style:family="text">
      <style:text-properties fo:font-size="3pt" officeooo:rsid="006b1aec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Code128',%20item.o.barcode,%20width=250,%20height=100,%20humanreadable=0,%20quiet=0)%22" text:style-name="Internet_20_link" text:visited-style-name="Visited_20_Internet_20_Link"><text:span text:style-name="T5">with="img=barcode('Code128', item.o.barcode, width=250, height=100, humanreadable=0, quiet=0)"</text:span></text:a></text:p>
      <text:p text:style-name="P1"><text:a xlink:type="simple" xlink:href="py3o://for=%22number%20in%20range(item.qty)%22" text:style-name="Internet_20_link" text:visited-style-name="Visited_20_Internet_20_Link"><text:span text:style-name="T3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user-field-get text:name="py3o.company_id.display_name">company_id.display_name</text:user-field-get></text:p>
            <text:p text:style-name="P2"><draw:frame draw:style-name="fr1" draw:name="py3o.image(img, 'png', width='2.5cm', height='0.8cm', isb64=True)" text:anchor-type="as-char" svg:width="2.499cm" draw:z-index="0"><draw:text-box fo:min-height="0.741cm"><text:p text:style-name="Frame_20_contents"/></draw:text-box></draw:frame></text:p>
            <text:p text:style-name="P5"><text:user-field-get text:name="py3o.item.o.name">o.name</text:user-field-get></text:p>
            <text:p text:style-name="P6"><text:user-field-get text:name="py3o.item.o.default_code">o.default_code</text:user-field-get></text:p>
            <text:p text:style-name="P7"><text:soft-page-break/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4">/for</text:span></text:a></text:p>
      <text:p text:style-name="P1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2.4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2:57:11.623739459</dc:date>
    <meta:editing-duration>P3DT10H20M14S</meta:editing-duration>
    <meta:editing-cycles>76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0" meta:word-count="19" meta:character-count="219" meta:non-whitespace-character-count="209"/>
  </office:meta>
</office:document-meta>
</file>